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11200000DBA000003D6D0DF811B.svm" manifest:media-type=""/>
  <manifest:file-entry manifest:full-path="Pictures/2000011200000BE70000040162A099CA.svm" manifest:media-type=""/>
  <manifest:file-entry manifest:full-path="Pictures/2000009200000A3F0000020C5DD95BC4.svm" manifest:media-type=""/>
  <manifest:file-entry manifest:full-path="Pictures/2000002A000002EC0000012D12B7AE4B.svm" manifest:media-type=""/>
  <manifest:file-entry manifest:full-path="Pictures/20000072000007BB00000179F78E1EE2.svm" manifest:media-type=""/>
  <manifest:file-entry manifest:full-path="Pictures/2000012200000A3F000005B4F4D7B10C.svm" manifest:media-type=""/>
  <manifest:file-entry manifest:full-path="Pictures/2000004A000004F4000001D1EC56BD6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TexMathsArgs="14§display§\left(\god_{\jn}\right)_{2\link - 1} " draw:stroke="none" svg:stroke-width="0.051cm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="Arrow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splitratio_{2(\link-1)}\left(\god_{\jn}\right)_{2\left(\link - 1\right)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latex§\splitratio_{2(\link-1)}$\left(\god_{\jn}\right)_{2\left(\link - 1\right)} = $\\&#10;$p_{2(\link-1)}\left(\god_{\jn}\right)_{2\left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latex§$\left(\god_{\jn}\right)_{2\link }  =$\\&#10;$\splitratio_{2(\link-1)}\left(\god_{\jn}\right)_{2\left(\link - 1\right)}$\\&#10;$ +\left(\god_{\jn}\right)_{2\link 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frac{\left(\god_{\jn}\right)_{2\link }  p_{2(\link-1)}}{\left(1+p_{2(\link-1)}\right)\splitratio_{2\left(\link-1\right)}^{\tind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29cm" svg:y1="0.606cm" svg:x2="3.429cm" svg:y2="7.337cm">
          <text:p/>
        </draw:line>
        <draw:line draw:style-name="gr1" draw:text-style-name="P1" draw:layer="layout" svg:x1="9.274cm" svg:y1="7.337cm" svg:x2="3.429cm" svg:y2="7.337cm">
          <text:p/>
        </draw:line>
        <draw:line draw:style-name="gr2" draw:text-style-name="P1" draw:layer="layout" svg:x1="6.44cm" svg:y1="7.337cm" svg:x2="6.44cm" svg:y2="2.909cm">
          <text:p/>
        </draw:line>
        <draw:line draw:style-name="gr3" draw:text-style-name="P1" draw:layer="layout" svg:x1="3.429cm" svg:y1="7.337cm" svg:x2="6.715cm" svg:y2="2.016cm">
          <text:p/>
        </draw:line>
        <draw:frame draw:style-name="gr4" draw:text-style-name="P1" draw:layer="layout" svg:width="1.771cm" svg:height="0.648cm" svg:x="7.754cm" svg:y="7.464cm">
          <draw:image xlink:href="Pictures/2000004A000004F4000001D1EC56BD6E.svm" xlink:type="simple" xlink:show="embed" xlink:actuate="onLoad">
            <text:p/>
          </draw:image>
        </draw:frame>
        <draw:line draw:style-name="gr5" draw:text-style-name="P1" draw:layer="layout" svg:x1="3.429cm" svg:y1="1.622cm" svg:x2="8.763cm" svg:y2="7.337cm">
          <text:p/>
        </draw:line>
        <draw:frame draw:style-name="gr6" draw:text-style-name="P1" draw:layer="layout" svg:width="1.046cm" svg:height="0.42cm" svg:x="5.927cm" svg:y="7.464cm">
          <draw:image xlink:href="Pictures/2000002A000002EC0000012D12B7AE4B.svm" xlink:type="simple" xlink:show="embed" xlink:actuate="onLoad">
            <text:p/>
          </draw:image>
        </draw:frame>
        <draw:path draw:style-name="gr7" draw:text-style-name="P1" draw:layer="layout" svg:width="0.748cm" svg:height="1.253cm" draw:transform="rotate (-1.5707963267949) translate (8.62cm 4.937cm)" svg:viewBox="0 0 749 1254" svg:d="m0 0c599 0 749 1254 749 1254">
          <text:p/>
        </draw:path>
        <draw:custom-shape draw:style-name="gr8" draw:text-style-name="P1" draw:layer="layout" svg:width="0.508cm" svg:height="0.508cm" svg:x="5.318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572cm" svg:y1="3.921cm" svg:x2="3.413cm" svg:y2="3.921cm">
          <text:p/>
        </draw:line>
        <draw:frame draw:style-name="gr10" draw:text-style-name="P1" draw:layer="layout" svg:width="2.769cm" svg:height="0.526cm" svg:x="0.508cm" svg:y="2.511cm">
          <draw:image xlink:href="Pictures/20000072000007BB00000179F78E1EE2.svm" xlink:type="simple" xlink:show="embed" xlink:actuate="onLoad">
            <text:p/>
          </draw:image>
        </draw:frame>
        <draw:frame draw:style-name="gr11" draw:text-style-name="P1" draw:layer="layout" svg:width="3.089cm" svg:height="0.615cm" svg:x="0.254cm" svg:y="0.245cm">
          <draw:image xlink:href="Pictures/2000009200000A3F0000020C5DD95BC4.svm" xlink:type="simple" xlink:show="embed" xlink:actuate="onLoad">
            <text:p/>
          </draw:image>
        </draw:frame>
        <draw:frame draw:style-name="gr12" draw:text-style-name="P1" draw:layer="layout" svg:width="4.918cm" svg:height="1.373cm" svg:x="4.734cm" svg:y="0.503cm">
          <draw:image xlink:href="Pictures/2000011200000DBA000003D6D0DF811B.svm" xlink:type="simple" xlink:show="embed" xlink:actuate="onLoad">
            <text:p/>
          </draw:image>
        </draw:frame>
        <draw:line draw:style-name="gr2" draw:text-style-name="P1" draw:layer="layout" svg:x1="3.429cm" svg:y1="2.892cm" svg:x2="6.44cm" svg:y2="2.909cm">
          <text:p/>
        </draw:line>
        <draw:frame draw:style-name="gr13" draw:text-style-name="P1" draw:layer="layout" svg:width="3.671cm" svg:height="2.043cm" svg:x="6.461cm" svg:y="2.796cm">
          <draw:image xlink:href="Pictures/2000012200000A3F000005B4F4D7B10C.svm" xlink:type="simple" xlink:show="embed" xlink:actuate="onLoad">
            <text:p/>
          </draw:image>
        </draw:frame>
        <draw:frame draw:style-name="gr14" draw:text-style-name="P1" draw:layer="layout" svg:width="3.225cm" svg:height="1.143cm" svg:x="0.087cm" svg:y="3.413cm">
          <draw:image xlink:href="Pictures/2000011200000BE70000040162A099C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22T09:52:32</dc:date>
    <dc:creator>Jack Reilly</dc:creator>
    <meta:editing-duration>PT15M42S</meta:editing-duration>
    <meta:editing-cycles>12</meta:editing-cycles>
    <meta:generator>LibreOffice/3.6$MacOSX_x86 LibreOffice_project/2ef5aff-a6fb0ff-166bdff-cf087ad-0f1389</meta:generator>
    <meta:document-statistic meta:object-count="16"/>
  </office:meta>
</office:document-meta>
</file>